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line-height="100%" fo:text-align="start" style:justify-single-word="false"/>
      <style:text-properties fo:font-size="14pt" style:font-size-asian="14pt" style:font-size-complex="14pt"/>
    </style:style>
    <style:style style:name="P3" style:family="paragraph" style:parent-style-name="Text_20_body" style:list-style-name="L1">
      <style:paragraph-properties fo:line-height="100%" fo:text-align="start" style:justify-single-word="false"/>
      <style:text-properties fo:font-size="14pt" style:font-size-asian="14pt" style:font-size-complex="14pt"/>
    </style:style>
    <style:style style:name="P4" style:family="paragraph" style:parent-style-name="Text_20_body">
      <style:paragraph-properties fo:line-height="100%" fo:text-align="justify" style:justify-single-word="false"/>
      <style:text-properties fo:font-size="14pt" style:font-size-asian="14pt" style:font-size-complex="14pt"/>
    </style:style>
    <style:style style:name="T1" style:family="text">
      <style:text-properties fo:font-size="14pt"/>
    </style:style>
    <style:style style:name="T2" style:family="text">
      <style:text-properties style:font-size-asian="14pt"/>
    </style:style>
    <style:style style:name="T3" style:family="text">
      <style:text-properties style:font-size-complex="14pt"/>
    </style:style>
    <style:style style:name="fr1"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ouchinet Denis, Lupinski Nicolas</text:p>
      <text:p text:style-name="P4"/>
      <text:h text:style-name="P1" text:outline-level="1">Rapport TER </text:h>
      <text:p text:style-name="Text_20_body"/>
      <text:h text:style-name="Heading_20_2" text:outline-level="2">Introduction : </text:h>
      <text:p text:style-name="P4"/>
      <text:p text:style-name="P4">L'objectif de notre TER est de reconnaitre l'expression des émotions sur les visages par ordinateur. </text:p>
      <text:p text:style-name="P4">On se servira de différents outils de vision par ordinateur et on se basera sur les travaux de Paul Ekman concernant la détection et classification des émotions.</text:p>
      <text:p text:style-name="P4"/>
      <text:h text:style-name="Heading_20_2" text:outline-level="2">Moyens : </text:h>
      <text:p text:style-name="P4">Le principe est d'extraire les informations nécessaires des images de notre corpus <text:s/>de les fournir à un programme de décision qui aura été “étalonné” au préalable. </text:p>
      <text:p text:style-name="P4">Pour cela, on utilise des librairies de traitement d'images (OPENCV) ainsi que le système intégré à OPENCV de Haartraining/Haarcascades, qui est un système d'apprentissage de reconnaissance de formes. </text:p>
      <text:p text:style-name="P4">Le Haartraining consiste à donner un corpus séparer selon un critère que l'on veut repérer (ex : un dossier avec des personnes souriantes et un autre avec des personnes non souriantes) et constitue à partir de ce corpus un fichier xml qui est réutilisable pour la détection de sourire. Son fonctionnement est très complexe, nous ne pouvons le détailler. </text:p>
      <text:h text:style-name="Heading_20_2" text:outline-level="2">Réalisations :</text:h>
      <text:p text:style-name="P4">Un utilitaire d'extraction de visages dans une photographie et de normalisation de l'image extraite. Une taille de visage de 128 par 128 semble un bon compromis entre la vitesse de traitement et la qualité du repérage. Cet utilitaire nous a servi à générer notre corpus actuel. Il consiste en 217 instances de visage de face, <text:s/>42 diverses (yaleface) et 175 images de Japonaises (jaffe).</text:p>
      <text:p text:style-name="P4">Un second utilitaire relève un ensemble de caractéristiques sur chaque image, et les écrit dans un fichier arff utilisé pour générer un classificateur à l'aide de différents algorithmes d'apprentissage fournis par Weka.</text:p>
      <text:p text:style-name="P4">Les premiers résultats obtenus sont encourageants : nous obtenons 35% de bonnes classifications sur six classes représentées dans le corpus, ce qui est <text:soft-page-break/>supérieur à un tirage au sort (16% de bien classé). </text:p>
      <text:p text:style-name="P4"/>
      <text:h text:style-name="Heading_20_2" text:outline-level="2">Notre corpus : </text:h>
      <text:p text:style-name="P4"/>
      <text:p text:style-name="P4">Classificateur présenté : weka.classifiers.trees.J48 -C 0.25 -M 2. D'autres méthodes (multilayer perceptron...) présentaient des résultats similaires (~ 33%). <text:s/></text:p>
      <text:p text:style-name="P4">Correctly Classified Instances <text:s text:c="9"/>26 <text:s text:c="14"/>35.1351 % </text:p>
      <text:p text:style-name="P4">Incorrectly Classified Instances <text:s text:c="7"/>48 <text:s text:c="14"/>64.8649 % </text:p>
      <text:p text:style-name="P4">Kappa statistic <text:s text:c="25"/>0.2263 </text:p>
      <text:p text:style-name="P4">Mean absolute error <text:s text:c="21"/>0.2041 </text:p>
      <text:p text:style-name="P4">Root mean squared error <text:s text:c="17"/>0.3384 </text:p>
      <text:p text:style-name="P4">Relative absolute error <text:s text:c="16"/>85.6635 % </text:p>
      <text:p text:style-name="P2"><draw:frame draw:style-name="fr1"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draw:frame>Root relative squared error <text:s text:c="12"/>97.6585 %<text:line-break/><text:line-break/>Le score de 33% s'explique par la bonne détection de deux classes sur six au détriment des autres : la surprise et la joie. </text:p>
      <text:p text:style-name="P2"/>
      <text:p text:style-name="P2">Nomenclature : </text:p>
      <text:list xml:id="list533763806" text:style-name="L1">
        <text:list-item>
          <text:p text:style-name="P3">AN : colère (Aucun échantillon)</text:p>
        </text:list-item>
        <text:list-item>
          <text:p text:style-name="P3">DI : dégout (25)</text:p>
        </text:list-item>
        <text:list-item>
          <text:p text:style-name="P3">FE : peur (32)</text:p>
        </text:list-item>
        <text:list-item>
          <text:p text:style-name="P3">HA : joie (40)</text:p>
        </text:list-item>
        <text:list-item>
          <text:p text:style-name="P3">NE : neutre (41)</text:p>
        </text:list-item>
        <text:list-item>
          <text:p text:style-name="P3"><text:soft-page-break/>SA : tristesse (38)</text:p>
        </text:list-item>
        <text:list-item>
          <text:p text:style-name="P3">SU : Surprise (41)</text:p>
        </text:list-item>
      </text:list>
      <text:h text:style-name="Heading_20_2" text:outline-level="2"><text:s/>En projet :</text:h>
      <text:p text:style-name="P4">Nous voudrions ajouter nos visages, un autre corpus en attente (car non annoté), et des images de personnes en colère.</text:p>
      <text:p text:style-name="P4">Trouver et inclure des détecteurs adaptés pour améliorer le taux de détections, par exemple le nombre de pixel blanc dans le haut du visage (yeux écarquillés correspondant à la surprise), ou la détection des plis du front pour détecter la colère (froncement des sourcils).</text:p>
      <text:p text:style-name="P4"/>
      <text:h text:style-name="Heading_20_2" text:outline-level="2">Bibliographie : </text:h>
      <text:p text:style-name="P4">http://opencv.willowgarage.com/wiki/FaceDetection </text:p>
      <text:p text:style-name="P4">http://en.wikipedia.org/wiki/Face_detection </text:p>
      <text:p text:style-name="P4">http://en.wikipedia.org/wiki/Facial_Action_Coding_System </text:p>
      <text:p text:style-name="P4">http://www-2.cs.cmu.edu/afs/cs/project/face/www/facs.ht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0098in" fo:margin-bottom="1.0098in" fo:margin-left="1.0098in" fo:margin-right="1.0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document-statistic meta:table-count="0" meta:image-count="0" meta:object-count="1" meta:page-count="3" meta:paragraph-count="38" meta:word-count="488" meta:character-count="3327"/>
    <dc:date>2011-04-06T14:56:52</dc:date>
    <dc:creator>Lupinski Nicolas</dc:creator>
    <meta:editing-duration>PT00H29M37S</meta:editing-duration>
    <meta:editing-cycles>1</meta:editing-cycles>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